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C000000162F755C5A2E7239D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" style:family="graphic" style:parent-style-name="standard">
      <style:graphic-properties draw:stroke="none" draw:fill="none" fo:min-height="6.357cm"/>
      <style:paragraph-properties style:writing-mode="lr-tb"/>
    </style:style>
    <style:style style:name="gr4" style:family="graphic" style:parent-style-name="standard">
      <style:graphic-properties draw:stroke="none" draw:fill="none" fo:min-height="4.387cm"/>
      <style:paragraph-properties style:writing-mode="lr-tb"/>
    </style:style>
    <style:style style:name="gr5" style:family="graphic" style:parent-style-name="standard">
      <style:graphic-properties draw:stroke="none" draw:fill="none" fo:min-height="3.599cm"/>
      <style:paragraph-properties style:writing-mode="lr-tb"/>
    </style:style>
    <style:style style:name="gr6" style:family="graphic" style:parent-style-name="standard">
      <style:graphic-properties draw:stroke="none" draw:fill="none" fo:min-height="2.811cm"/>
      <style:paragraph-properties style:writing-mode="lr-tb"/>
    </style:style>
    <style:style style:name="gr7" style:family="graphic" style:parent-style-name="standard">
      <style:graphic-properties draw:stroke="none" draw:fill="none" fo:min-height="5.175cm"/>
      <style:paragraph-properties style:writing-mode="lr-tb"/>
    </style:style>
    <style:style style:name="gr8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cm" fo:min-width="0.5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66cm" fo:min-width="1.016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66cm" fo:min-width="3.316cm" fo:padding-top="0.142cm" fo:padding-bottom="0.142cm" fo:padding-left="0.267cm" fo:padding-right="0.267cm"/>
    </style:style>
    <style:style style:name="gr1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66cm" fo:min-width="0.96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66cm" fo:min-width="0.4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66cm" fo:min-width="0.916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466cm" fo:min-width="0.616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0pt" fo:font-weight="bold" style:font-weight-asian="bold" style:font-weight-complex="bold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ea7500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ea75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776cm" svg:height="0.774cm" svg:x="2.25cm" svg:y="8.976cm">
          <draw:image xlink:href="Pictures/10000000000001DC000000162F755C5A2E7239D6.png" xlink:type="simple" xlink:show="embed" xlink:actuate="onLoad" draw:mime-type="image/png">
            <text:p/>
          </draw:image>
        </draw:frame>
        <draw:frame draw:style-name="gr2" draw:text-style-name="P3" draw:layer="layout" svg:width="3.75cm" svg:height="1.039cm" svg:x="1.75cm" svg:y="6.711cm">
          <draw:text-box>
            <text:p text:style-name="P2"><text:span text:style-name="T1">Type et numéro du satellite Sentinel</text:span></text:p>
          </draw:text-box>
        </draw:frame>
        <draw:frame draw:style-name="gr3" draw:text-style-name="P5" draw:layer="layout" svg:width="4.1cm" svg:height="6.607cm" svg:x="3.95cm" svg:y="10.743cm">
          <draw:text-box>
            <text:p text:style-name="P4"><text:span text:style-name="T2">MSIXXX</text:span><text:span text:style-name="T3">: </text:span></text:p>
            <text:p text:style-name="P4"><text:span text:style-name="T3">→ </text:span><text:span text:style-name="T4">MSIL1C</text:span><text:span text:style-name="T3"> correspond au niveau 1C : valeurs de pixels en réflectance « top-atmosphère » </text:span></text:p>
            <text:p text:style-name="P4"><text:span text:style-name="T3">→ </text:span><text:span text:style-name="T3">MSIL2A correspondant au niveau 2A avec des valeurs de pixel en « réflectance au sol », à privilégier lorsque l’on exploite des séries temporelles !</text:span></text:p>
          </draw:text-box>
        </draw:frame>
        <draw:frame draw:style-name="gr4" draw:text-style-name="P5" draw:layer="layout" svg:width="4.5cm" svg:height="4.637cm" svg:x="5.75cm" svg:y="3.75cm">
          <draw:text-box>
            <text:p text:style-name="P4"><text:span text:style-name="T2">YYYYMMDDHHMMSS </text:span><text:span text:style-name="T3">: </text:span></text:p>
            <text:p text:style-name="P4"><text:span text:style-name="T3">→ </text:span><text:span text:style-name="T3">Date d’acquisition de l’image (année, mois, jour, heure, minute seconde).</text:span></text:p>
            <text:p text:style-name="P4"><text:span text:style-name="T3">→ </text:span><text:span text:style-name="T3">Exemple ici : </text:span><text:span text:style-name="T4">17 août 2021 à 10 h 30 min 21 sec</text:span></text:p>
          </draw:text-box>
        </draw:frame>
        <draw:frame draw:style-name="gr5" draw:text-style-name="P5" draw:layer="layout" svg:width="2.5cm" svg:height="3.849cm" svg:x="9.5cm" svg:y="10.75cm">
          <draw:text-box>
            <text:p text:style-name="P4"><text:span text:style-name="T2">Nxxyy </text:span><text:span text:style-name="T3">: </text:span></text:p>
            <text:p text:style-name="P4"><text:span text:style-name="T3">→ </text:span><text:span text:style-name="T3">Numéro du traitement de référence </text:span></text:p>
            <text:p text:style-name="P4"><text:span text:style-name="T3">→ </text:span><text:span text:style-name="T3">Exemple ici : </text:span><text:span text:style-name="T4">N0301</text:span></text:p>
          </draw:text-box>
        </draw:frame>
        <draw:frame draw:style-name="gr6" draw:text-style-name="P5" draw:layer="layout" svg:width="3cm" svg:height="3.061cm" svg:x="12.25cm" svg:y="10.833cm">
          <draw:text-box>
            <text:p text:style-name="P4"><text:span text:style-name="T2">R000 </text:span><text:span text:style-name="T3">: </text:span></text:p>
            <text:p text:style-name="P4"><text:span text:style-name="T3">→ </text:span><text:span text:style-name="T3">Numéro de l’orbite relative </text:span></text:p>
            <text:p text:style-name="P4"><text:span text:style-name="T3">→ </text:span><text:span text:style-name="T3">Exemple ici : </text:span><text:span text:style-name="T4">R108</text:span></text:p>
          </draw:text-box>
        </draw:frame>
        <draw:frame draw:style-name="gr6" draw:text-style-name="P5" draw:layer="layout" svg:width="3.75cm" svg:height="3.061cm" svg:x="15.5cm" svg:y="10.75cm">
          <draw:text-box>
            <text:p text:style-name="P4"><text:span text:style-name="T2">Txxxxx </text:span><text:span text:style-name="T3">: </text:span></text:p>
            <text:p text:style-name="P4"><text:span text:style-name="T3">→ </text:span><text:span text:style-name="T3">Numéro du champ <text:s/></text:span></text:p>
            <text:p text:style-name="P4"><text:span text:style-name="T3">→ </text:span><text:span text:style-name="T3">Exemple ici : </text:span><text:span text:style-name="T4">T31TGJ</text:span></text:p>
          </draw:text-box>
        </draw:frame>
        <draw:frame draw:style-name="gr7" draw:text-style-name="P5" draw:layer="layout" svg:width="5.25cm" svg:height="5.425cm" svg:x="11.25cm" svg:y="2.825cm">
          <draw:text-box>
            <text:p text:style-name="P4"><text:span text:style-name="T2">YYYYMMDDHHMMSS </text:span><text:span text:style-name="T3">: </text:span></text:p>
            <text:p text:style-name="P4"><text:span text:style-name="T3">→ </text:span><text:span text:style-name="T3">Date d’acquisition de l’image (année, mois, jour, heure, minute seconde). La seconde date indique généralement une heure d’acquisition différente (pour distinguer d’éventuelles images prises le même jour)</text:span></text:p>
            <text:p text:style-name="P4"><text:span text:style-name="T3">→ </text:span><text:span text:style-name="T3">Exemple ici : </text:span><text:span text:style-name="T4">17 août 2021 à 12 h 37 min 58 sec</text:span></text:p>
          </draw:text-box>
        </draw:frame>
        <draw:frame draw:style-name="gr5" draw:text-style-name="P5" draw:layer="layout" svg:width="2.75cm" svg:height="3.849cm" svg:x="16.9cm" svg:y="3.151cm">
          <draw:text-box>
            <text:p text:style-name="P4"><text:span text:style-name="T2">. SAFE </text:span><text:span text:style-name="T3">: </text:span></text:p>
            <text:p text:style-name="P4"><text:span text:style-name="T3">→ </text:span><text:span text:style-name="T3">Format du produit </text:span></text:p>
            <text:p text:style-name="P4"><text:span text:style-name="T3">→ </text:span><text:span text:style-name="T4">Standard Archive Format for Europ</text:span><text:span text:style-name="T5">e</text:span></text:p>
          </draw:text-box>
        </draw:frame>
        <draw:line draw:style-name="gr8" draw:text-style-name="P1" draw:layer="layout" svg:x1="3.75cm" svg:y1="7.65cm" svg:x2="3.5cm" svg:y2="9.15cm">
          <text:p/>
        </draw:line>
        <draw:line draw:style-name="gr9" draw:text-style-name="P1" draw:layer="layout" svg:x1="5.25cm" svg:y1="10.75cm" svg:x2="5cm" svg:y2="9.5cm">
          <text:p/>
        </draw:line>
        <draw:line draw:style-name="gr10" draw:text-style-name="P1" draw:layer="layout" svg:x1="7.5cm" svg:y1="7.75cm" svg:x2="7.5cm" svg:y2="9cm">
          <text:p/>
        </draw:line>
        <draw:line draw:style-name="gr11" draw:text-style-name="P1" draw:layer="layout" svg:x1="10.25cm" svg:y1="10.5cm" svg:x2="10.5cm" svg:y2="9.5cm">
          <text:p/>
        </draw:line>
        <draw:line draw:style-name="gr12" draw:text-style-name="P1" draw:layer="layout" svg:x1="12.75cm" svg:y1="10.5cm" svg:x2="11.75cm" svg:y2="9.5cm">
          <text:p/>
        </draw:line>
        <draw:line draw:style-name="gr13" draw:text-style-name="P1" draw:layer="layout" svg:x1="16cm" svg:y1="10.75cm" svg:x2="13.25cm" svg:y2="9.5cm">
          <text:p/>
        </draw:line>
        <draw:line draw:style-name="gr14" draw:text-style-name="P1" draw:layer="layout" svg:x1="13.75cm" svg:y1="8.25cm" svg:x2="15.75cm" svg:y2="9cm">
          <text:p/>
        </draw:line>
        <draw:line draw:style-name="gr15" draw:text-style-name="P1" draw:layer="layout" svg:x1="18.25cm" svg:y1="7cm" svg:x2="18.25cm" svg:y2="9cm">
          <text:p/>
        </draw:line>
        <draw:custom-shape draw:style-name="gr16" draw:text-style-name="P1" draw:layer="layout" svg:width="1cm" svg:height="0.75cm" svg:x="3.1cm" svg:y="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5cm" svg:height="0.75cm" svg:x="4.2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5cm" svg:height="0.75cm" svg:x="5.75cm" svg:y="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75cm" svg:x="9.65cm" svg:y="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cm" svg:height="0.75cm" svg:x="11.2cm" svg:y="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cm" svg:height="0.75cm" svg:x="12.4cm" svg:y="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85cm" svg:height="0.75cm" svg:x="13.9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15cm" svg:height="0.75cm" svg:x="17.8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8T16:23:14.215077833</meta:creation-date>
    <dc:date>2024-04-19T14:01:24.189586881</dc:date>
    <meta:editing-duration>PT17M54S</meta:editing-duration>
    <meta:editing-cycles>6</meta:editing-cycles>
    <meta:generator>LibreOffice/7.3.7.2$Linux_X86_64 LibreOffice_project/30$Build-2</meta:generator>
    <meta:document-statistic meta:object-count="25"/>
  </office:meta>
</office:document-meta>
</file>